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138800000472968D820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ohit Devanagari1" svg:font-family="'Lohit Devanagari'" style:font-family-generic="swiss"/>
    <style:font-face style:name="TimesNewRomanPS-BoldMT" svg:font-family="TimesNewRomanPS-BoldMT" style:font-family-generic="swiss"/>
    <style:font-face style:name="TimesNewRomanPSMT" svg:font-family="TimesNewRomanPSMT" style:font-family-generic="swiss"/>
    <style:font-face style:name="Calibri" svg:font-family="Calibri" style:font-family-generic="roman" style:font-pitch="variable"/>
    <style:font-face style:name="Calibri,Bold" svg:font-family="'Calibri,Bold'" style:font-family-generic="roman" style:font-pitch="variable"/>
    <style:font-face style:name="Symbol" svg:font-family="Symbol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Calibri,Bold1" svg:font-family="'Calibri,Bold'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DejaVu Sans" fo:font-size="10pt" style:font-size-asian="10pt" style:font-size-complex="10pt"/>
    </style:style>
    <style:style style:name="P2" style:family="paragraph" style:parent-style-name="Text_20_body">
      <style:text-properties style:font-name="DejaVu Sans" fo:font-size="10pt" officeooo:paragraph-rsid="001b0391" style:font-size-asian="10pt" style:font-size-complex="10pt"/>
    </style:style>
    <style:style style:name="P3" style:family="paragraph" style:parent-style-name="Text_20_body">
      <style:paragraph-properties fo:text-align="center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text-align="center" style:justify-single-word="false"/>
      <style:text-properties officeooo:paragraph-rsid="001ec0f9"/>
    </style:style>
    <style:style style:name="P5" style:family="paragraph" style:parent-style-name="Text_20_body">
      <style:paragraph-properties fo:text-align="start" style:justify-single-word="false"/>
      <style:text-properties officeooo:paragraph-rsid="001ec0f9"/>
    </style:style>
    <style:style style:name="P6" style:family="paragraph" style:parent-style-name="Text_20_body">
      <style:paragraph-properties fo:break-before="page"/>
      <style:text-properties style:font-name="DejaVu Sans" fo:font-size="10pt" style:font-size-asian="10pt" style:font-size-complex="10pt"/>
    </style:style>
    <style:style style:name="P7" style:family="paragraph" style:parent-style-name="Footer">
      <style:paragraph-properties fo:text-align="center" style:justify-single-word="false"/>
      <style:text-properties fo:font-size="8pt" officeooo:rsid="001b0391" officeooo:paragraph-rsid="001b0391" style:font-size-asian="8pt" style:font-size-complex="8pt"/>
    </style:style>
    <style:style style:name="P8" style:family="paragraph" style:parent-style-name="Heading_20_1" style:master-page-name="Standard">
      <style:paragraph-properties style:page-number="auto"/>
      <style:text-properties style:font-name="DejaVu Sans"/>
    </style:style>
    <style:style style:name="T1" style:family="text">
      <style:text-properties fo:color="#000000" style:font-name-complex="Calibri3"/>
    </style:style>
    <style:style style:name="T2" style:family="text">
      <style:text-properties fo:color="#000000" style:font-name-complex="Symbol1"/>
    </style:style>
    <style:style style:name="T3" style:family="text">
      <style:text-properties fo:color="#000000" fo:font-weight="bold" style:font-weight-asian="bold" style:font-name-complex="Calibri3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name-asian="TimesNewRomanPSMT" style:font-name-complex="TimesNewRomanPSMT"/>
    </style:style>
    <style:style style:name="T6" style:family="text">
      <style:text-properties style:font-name="DejaVu Sans" fo:font-size="10pt" style:font-size-asian="10pt" style:font-size-complex="10pt"/>
    </style:style>
    <style:style style:name="T7" style:family="text">
      <style:text-properties style:font-name="DejaVu Sans" fo:font-size="10pt" officeooo:rsid="001b0391" style:font-size-asian="10pt" style:font-size-complex="10pt"/>
    </style:style>
    <style:style style:name="T8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9" style:family="text">
      <style:text-properties style:font-name="DejaVu Sans" fo:font-size="10pt" fo:font-weight="bold" officeooo:rsid="001b0391" style:font-size-asian="10pt" style:font-weight-asian="bold" style:font-size-complex="10pt" style:font-weight-complex="bold"/>
    </style:style>
    <style:style style:name="T10" style:family="text">
      <style:text-properties style:font-name="DejaVu Sans" fo:font-size="10pt" fo:font-weight="bold" officeooo:rsid="001ec0f9" style:font-size-asian="10pt" style:font-weight-asian="bold" style:font-size-complex="10pt" style:font-weight-complex="bold"/>
    </style:style>
    <style:style style:name="T11" style:family="text">
      <style:text-properties officeooo:rsid="001b039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ec0f9" style:font-weight-asian="bold" style:font-weight-complex="bold"/>
    </style:style>
    <style:style style:name="T14" style:family="text">
      <style:text-properties fo:font-weight="bold" style:font-name-asian="TimesNewRomanPSMT" style:font-weight-asian="bold" style:font-name-complex="TimesNewRomanPSMT" style:font-weight-complex="bold"/>
    </style:style>
    <style:style style:name="T15" style:family="text">
      <style:text-properties fo:font-weight="bold" style:font-name-asian="TimesNewRomanPS-BoldMT" style:font-weight-asian="bold" style:font-name-complex="TimesNewRomanPS-BoldMT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ec0f9" style:font-weight-asian="normal" style:font-weight-complex="normal"/>
    </style:style>
    <style:style style:name="T18" style:family="text">
      <style:text-properties fo:font-weight="normal" style:font-name-asian="TimesNewRomanPSMT" style:font-weight-asian="normal" style:font-name-complex="TimesNewRomanPSMT" style:font-weight-complex="normal"/>
    </style:style>
    <style:style style:name="T19" style:family="text">
      <style:text-properties fo:font-weight="normal" style:font-name-asian="TimesNewRomanPS-BoldMT" style:font-weight-asian="normal" style:font-name-complex="TimesNewRomanPS-BoldMT" style:font-weight-complex="normal"/>
    </style:style>
    <style:style style:name="T20" style:family="text">
      <style:text-properties fo:language="de" fo:country="AT" style:font-name-asian="Calibri3" style:language-asian="en" style:country-asian="US" style:language-complex="ar" style:country-complex="SA"/>
    </style:style>
    <style:style style:name="T21" style:family="text">
      <style:text-properties officeooo:rsid="001b969d"/>
    </style:style>
    <style:style style:name="T22" style:family="text">
      <style:text-properties officeooo:rsid="001d2039"/>
    </style:style>
    <style:style style:name="fr1" style:family="graphic" style:parent-style-name="Graphics">
      <style:graphic-properties style:vertical-pos="from-top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55574742546344554" text:style-name="Outline">
        <text:list-item>
          <text:h text:style-name="P8" text:outline-level="1">Grundsatzvereinbarung des Vereins „Gemeinschaftsgarten Vellenfeld“ <text:line-break/><text:span text:style-name="T21">mit</text:span> seinen Mitgliedern</text:h>
        </text:list-item>
      </text:list>
      <text:p text:style-name="P1">Unser Gemeinschaftsgarten ist ein Ort, an dem alle Mitglieder eine <text:span text:style-name="T12">gemeinsame Fläche als Garten </text:span><text:span text:style-name="T16">nutzen</text:span> können. Es handelt sich um einen <text:span text:style-name="T12">ökologisch bewirtschafteten</text:span> Gemeinschaftsgarten, der sich an den Grundsätzen von „Natur im Garten“ des Tiroler Bildungsforums orientiert. Das Grundstück ist vom Verein „Gemeinschaftsgarten Vellenfeld“ gepachtet, es „gehört“ keinem der Vereinsmitglieder. </text:p>
      <text:p text:style-name="P1"><text:span text:style-name="T18">Jedes Vereinsmitglied ist aufgefordert, </text:span><text:span text:style-name="T14">sich</text:span><text:span text:style-name="T18"> nach den eigenen Möglichkeiten </text:span><text:span text:style-name="T14">für die Gemeinschaft</text:span><text:span text:style-name="T18"> und den gesamten Garten </text:span><text:span text:style-name="T14">tatkräftig einzubringen</text:span><text:span text:style-name="T18">. Grundsätzlich wird ein </text:span><text:span text:style-name="T15">achtsamer und respektvoller Umgang</text:span><text:span text:style-name="T19"> untereinander sowie mit den im Garten vorhandenen natürlichen und zur Verfügung gestellten Ressourcen vorausgesetzt!</text:span></text:p>
      <text:p text:style-name="P1">Innerhalb des Gartens gibt es <text:span text:style-name="T20">Gemeinschaftsflächen und Aufenthaltsbereiche für Kinder und Erwachsene zur gemeinsamen Nutzung, </text:span>Gemeinschaftsbeete für gemeinschaftliche Bearbeitung und Ernte und persönliche Beete für einzelne Personen und Familien. </text:p>
      <text:list xml:id="list225241714968795" text:continue-numbering="true" text:style-name="Outline">
        <text:list-item>
          <text:list>
            <text:list-item>
              <text:h text:style-name="Heading_20_2" text:outline-level="2">Grundsätzliche Regeln für Mitglieder</text:h>
            </text:list-item>
          </text:list>
        </text:list-item>
      </text:list>
      <text:p text:style-name="P1">Alle GärtnerInnen gehen <text:span text:style-name="T12">respektvoll miteinander um</text:span> und pflegen der Gemeinschaft im Garten.</text:p>
      <text:p text:style-name="P1"><text:span text:style-name="T1">Alle Mitglieder </text:span><text:span text:style-name="T3">verpflichten sich</text:span><text:span text:style-name="T1"> dazu, bei der Pflege und Entwicklung des gesamten Gemeinschaftsgartens </text:span><text:span text:style-name="T3">mitzuhelfen</text:span><text:span text:style-name="T1"> und ihr Beet zu pflegen.</text:span><text:span text:style-name="T2"></text:span></text:p>
      <text:p text:style-name="P2">Die Höhe der Mitglieds- und Beetbeiträge wird jedes Jahr bei der Generalversammlung festgelegt. Jedes Mitglied bezahlt bis spätesten 1 Monat nach der Generalversammlung den Mitglieds- und Beetbeitrag für das laufende Gartenjahr.</text:p>
      <text:p text:style-name="P6">Die Nutzung des Beetes gilt für 1 Jahr und wird im Folgejahr verlängert. Am Ende eines Gartenjahres (November) ist dem Vereinsvorstand mitzuteilen, wenn das Beet im nächsten Jahr <text:span text:style-name="T4">nicht</text:span> weiter genutzt werden möchte. Ansonsten verlängert sich die Mitgliedschaft und Beetpacht automatisch um ein weiteres Jahr.</text:p>
      <text:p text:style-name="P1">Wird ein Beet bis zum <text:span text:style-name="T12">1. Mai nicht bewirtschaftet</text:span> oder trotz versuchter Klärung mit dem/der GärtnerIn länger <text:span text:style-name="T12">vernachlässigt</text:span><text:span text:style-name="T16">, </text:span><text:span text:style-name="T17">dann</text:span><text:span text:style-name="T16"> </text:span><text:span text:style-name="T12">verfällt das Nutzungsrecht</text:span>. Es besteht kein Anspruch auf Rückerstattung von Mitgliedsbeitrag und Beetmiete.</text:p>
      <text:p text:style-name="P1"><text:span text:style-name="T12">Wer verhindert ist</text:span> (Krankheit, Reise…) und daher sein Beet längere Zeit nicht pflegen kann <text:span text:style-name="T12">organisiert sich selbständig eine Vertretung</text:span> und informiert die anderen MitgärtnerInnen darüber.</text:p>
      <text:p text:style-name="P5"><text:span text:style-name="T6">Die </text:span><text:span text:style-name="T8">Information</text:span><text:span text:style-name="T6"> der Vereinsmitglieder erfolgt über folgende Kanäle: <text:line-break/>Per </text:span><text:span text:style-name="T8">E-Mail-Newsletter</text:span><text:span text:style-name="T6"> bzw. über die </text:span><text:span text:style-name="T9">W</text:span><text:span text:style-name="T8">eb</text:span><text:span text:style-name="T9">s</text:span><text:span text:style-name="T8">eite</text:span></text:p>
      <text:p text:style-name="P4"><text:a xlink:type="simple" xlink:href="http://gemeinschaftsgarten.voels.org/" text:style-name="Internet_20_link"><text:span text:style-name="T10">http://g</text:span></text:a><text:a xlink:type="simple" xlink:href="http://gemeinschaftsgarten.voels.org/" text:style-name="Internet_20_link"><text:span text:style-name="T8">emeinschaftsgarten.voels.org</text:span></text:a><text:span text:style-name="T6">. </text:span></text:p>
      <text:p text:style-name="P5"><text:span text:style-name="T6">Die Vereinsmitglieder sind jedenfalls </text:span><text:span text:style-name="T8">verpflichtet</text:span><text:span text:style-name="T6"> die regelmäßigen Informationen </text:span><text:span text:style-name="T8">zu lesen</text:span><text:span text:style-name="T6"> und nach Möglichkeit zu den vereinbarten </text:span><text:span text:style-name="T8">Garten-Treffen</text:span><text:span text:style-name="T6"> zu kommen!</text:span></text:p>
      <text:list xml:id="list225242833716761" text:continue-numbering="true" text:style-name="Outline">
        <text:list-item>
          <text:list>
            <text:list-item>
              <text:h text:style-name="Heading_20_2" text:outline-level="2">Arbeit und Aufenthalt im Garten</text:h>
            </text:list-item>
          </text:list>
        </text:list-item>
      </text:list>
      <text:p text:style-name="P1">Die <text:span text:style-name="T12">Zufahrt</text:span> zur Gartenfläche ist <text:span text:style-name="T12">nur für Ladetätigkeiten</text:span> gestattet. </text:p>
      <text:p text:style-name="P1">Alle GärtnerInnen können Gartengeräte, Werkzeuge und den Gartencontainer benützen. <text:span text:style-name="T12">Werkzeuge und Geräte</text:span> sind nach der Benutzung <text:span text:style-name="T12">gereinigt</text:span> in den Gerätecontainer <text:span text:style-name="T12">zurückzubringen und aufzuräumen</text:span>. Sie sind Eigentum der Gartengemeinschaft und dürfen nicht aus dem Garten mitgenommen werden. Fehlende und kaputte Gegenstände sind zu melden.</text:p>
      <text:p text:style-name="P1">Alle <text:span text:style-name="T12">Aktivitäten</text:span> im Garten erfolgen <text:span text:style-name="T12">auf eigenes Risiko</text:span>. Eltern haften für ihre Kinder.</text:p>
      <text:p text:style-name="P1">Wir bitten mit <text:span text:style-name="T12">Wasser </text:span>möglichst <text:span text:style-name="T12">sparsam</text:span> umzugeh<text:span text:style-name="T11">e</text:span>n. </text:p>
      <text:p text:style-name="P6"><text:span text:style-name="T12">Feuer machen und grillen</text:span> ist an der Feuerstelle grundsätzlich <text:span text:style-name="T12">erlaubt</text:span>. Die Wetterverhältnisse (Wind, Trockenheit) sind zu berücksichtigen. Das Feuer und die Grillstelle ist für alle Mitglieder jederzeit frei zugänglich zu halten.</text:p>
      <text:p text:style-name="P1">Sämtlicher anfallender <text:span text:style-name="T12">Müll ist selber zu entsorgen</text:span>. Es gibt keine Mülltonnen im Gemeinschaftsgarten.</text:p>
      <text:p text:style-name="P1">Wasser mit Geschirrspülmittel gehört nicht in die Wiese, <text:span text:style-name="T12">keine Reinigungsmittel</text:span> verwenden.</text:p>
      <text:p text:style-name="P1">Die <text:span text:style-name="T12">Verwendung von chemischen Mitteln jeder Art</text:span> (z. B. Schneckenkorn, chemischer Dünger, chemische Pflanzenschutzmittel oder Schädlingsbekämpfung, Putzmittel etc.) ist <text:span text:style-name="T12">untersagt</text:span>.</text:p>
      <text:p text:style-name="P1">Das <text:span text:style-name="T12">Aufstellen von Zäunen</text:span> zur Abgrenzung von persönlichen Bereichen ist <text:span text:style-name="T12">nicht gestattet</text:span>.</text:p>
      <text:p text:style-name="P1"><text:span text:style-name="T12">Hunde</text:span> sind jederzeit <text:span text:style-name="T12">unter Einfluß ihrer BesitzerInnen</text:span> oder an der Leine zu halten. Sie müssen außerhalb der Anbaubereiche, Gemeinschaftsbeete und Individualbeete bleiben. <text:span text:style-name="T5">Die </text:span><text:span text:style-name="T14">Hinterlassenschaften</text:span><text:span text:style-name="T5"> des Hundes sind sofort </text:span><text:span text:style-name="T14">aufzusammeln</text:span><text:span text:style-name="T5"> und außerhalb des Gartens zu entsorgen. Keinesfalls auf dem Komposthaufen. Es besteht die Möglichkeit, dass andere GärtnerInnen </text:span><text:span text:style-name="T14">Angst vor Hunden</text:span><text:span text:style-name="T5"> haben! Dies ist zu </text:span><text:span text:style-name="T14">berücksichtigen</text:span><text:span text:style-name="T5">. Der Verein behält sich vor, bei Nicht-Beachtung Hunde aus dem Garten zu verweisen.</text:span></text:p>
      <text:list xml:id="list225242116528676" text:continue-numbering="true" text:style-name="Outline">
        <text:list-item>
          <text:list>
            <text:list-item>
              <text:h text:style-name="Heading_20_2" text:outline-level="2">Gemeinschaftsarbeiten</text:h>
            </text:list-item>
          </text:list>
        </text:list-item>
      </text:list>
      <text:p text:style-name="P1">Alle GärtnerInnen sollen sich <text:span text:style-name="T12">nach Möglichkeit an den Gemeinschaftsarbeiten beteiligen</text:span> <text:s/>(z.B. Gartenarbeiten, Beteiligung in Arbeitsgruppen, Teilnahme an Treffen etc.) und die Gemeinschaftsbeete pflegen.</text:p>
      <text:p text:style-name="P1"/>
      <text:p text:style-name="P3">HERZLICHEN DANK FÜR RESPEKT &amp; RÜCKSICHTNAHM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Lohit Devanagari1" svg:font-family="'Lohit Devanagari'" style:font-family-generic="swiss"/>
    <style:font-face style:name="TimesNewRomanPS-BoldMT" svg:font-family="TimesNewRomanPS-BoldMT" style:font-family-generic="swiss"/>
    <style:font-face style:name="TimesNewRomanPSMT" svg:font-family="TimesNewRomanPSMT" style:font-family-generic="swiss"/>
    <style:font-face style:name="Calibri" svg:font-family="Calibri" style:font-family-generic="roman" style:font-pitch="variable"/>
    <style:font-face style:name="Calibri,Bold" svg:font-family="'Calibri,Bold'" style:font-family-generic="roman" style:font-pitch="variable"/>
    <style:font-face style:name="Symbol" svg:font-family="Symbol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Calibri,Bold1" svg:font-family="'Calibri,Bold'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de" fo:country="AT" style:font-name-asian="Calibri3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Calibri" fo:font-size="10pt" fo:language="de" fo:country="AT" style:font-name-asian="Calibri3" style:font-size-asian="10pt" style:language-asian="en" style:country-asian="US" style:font-name-complex="Tahoma" style:font-size-complex="11pt" style:language-complex="ar" style:country-complex="SA" fo:hyphenate="false" fo:hyphenation-remain-char-count="3" fo:hyphenation-push-char-count="3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mm" fo:margin-bottom="3.53mm" style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de" fo:country="AT" style:font-name-asian="Calibri3" style:font-family-asian="Calibri" style:font-family-generic-asian="system" style:font-pitch-asian="variable" style:font-size-asian="11pt" style:language-asian="en" style:country-asian="US" style:font-size-complex="11pt" style:language-complex="ar" style:country-complex="SA" fo:hyphenate="false" fo:hyphenation-remain-char-count="3" fo:hyphenation-push-char-count="3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mm" fo:margin-bottom="2.47mm" style:contextual-spacing="false" fo:line-height="120%"/>
      <style:text-properties fo:font-size="10pt"/>
    </style:style>
    <style:style style:name="List" style:family="paragraph" style:parent-style-name="Text_20_body" style:default-outline-level="" style:list-style-name="" style:class="list">
      <style:text-properties style:font-name-complex="Lohit Devanagari1" style:font-family-complex="'Lohit Devanagari'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Lohit Devanagari1" style:font-family-complex="'Lohit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62.99mm" style:type="center"/>
          <style:tab-stop style:position="125.99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2.99mm" style:type="center"/>
          <style:tab-stop style:position="125.99mm" style:type="right"/>
        </style:tab-stops>
      </style:paragraph-properties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rsid="001b0391" officeooo:paragraph-rsid="001b0391" style:font-size-asian="8pt" style:font-size-complex="8pt"/>
    </style:style>
    <style:style style:name="MT1" style:family="text">
      <style:text-properties officeooo:rsid="001d2039"/>
    </style:style>
    <style:style style:name="Mfr1" style:family="graphic" style:parent-style-name="Graphics">
      <style:graphic-properties style:vertical-pos="from-top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76mm" fo:page-height="250mm" style:num-format="1" style:print-orientation="portrait" fo:margin-top="10mm" fo:margin-bottom="20mm" fo:margin-left="30mm" fo:margin-right="20mm" style:writing-mode="lr-tb" style:layout-grid-color="#c0c0c0" style:layout-grid-lines="39" style:layout-grid-base-height="4.04mm" style:layout-grid-ruby-height="2.31mm" style:layout-grid-mode="none" style:layout-grid-ruby-below="false" style:layout-grid-print="false" style:layout-grid-display="false" style:layout-grid-base-width="3.7mm" style:layout-grid-snap-to="true" style:layout-grid-snap-to-characters="true" style:footnote-max-height="0mm">
        <style:columns fo:column-count="1" fo:column-gap="0mm"/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bottom="4.99mm"/>
      </style:header-style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as-char" svg:y="-17.67mm" svg:width="81.63mm" svg:height="18.57mm" draw:z-index="2"><draw:image xlink:href="Pictures/100002010000138800000472968D820E.png" xlink:type="simple" xlink:show="embed" xlink:actuate="onLoad"/></draw:frame></text:p>
      </style:header>
      <style:footer>
        <text:p text:style-name="MP1"><text:span text:style-name="MT1">Gartenordung Vellenfeld <text:s text:c="76"/></text:span>Seite <text:page-number text:select-page="current">3</text:page-number> von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6:54:00</meta:creation-date>
    <meta:initial-creator>Gredler</meta:initial-creator>
    <dc:language>de-AT</dc:language>
    <meta:print-date>2017-06-26T21:56:55</meta:print-date>
    <dc:date>2018-03-14T22:52:40.878081117</dc:date>
    <meta:editing-cycles>13</meta:editing-cycles>
    <meta:editing-duration>PT3H18M58S</meta:editing-duration>
    <meta:generator>LibreOffice/4.2.8.2$Linux_X86_64 LibreOffice_project/420m0$Build-2</meta:generator>
    <dc:creator>Jens Klein</dc:creator>
    <meta:document-statistic meta:table-count="0" meta:image-count="1" meta:object-count="0" meta:page-count="3" meta:paragraph-count="30" meta:word-count="596" meta:character-count="4717" meta:non-whitespace-character-count="4067"/>
    <meta:template xlink:type="simple" xlink:actuate="onRequest" xlink:title="Normal" xlink:href=""/>
  </office:meta>
</office:document-meta>
</file>